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Controller.parameterizedTypeBean( Issue1367 . ParameterizedTypeBean &lt; String &gt; parameterizedType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367_jaxrs.config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ssue1367_jaxrs.testParameterizedTyp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Controller.save( PO d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367_jaxrs.configureClient( Clien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367_jaxrs.testTypeVariabl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